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14pt" fo:language="zxx" fo:country="none" officeooo:rsid="000d1cb9" officeooo:paragraph-rsid="000d1cb9" style:language-asian="zxx" style:country-asian="none" style:language-complex="zxx" style:country-complex="none"/>
    </style:style>
    <style:style style:name="P2" style:family="paragraph" style:parent-style-name="Standard">
      <style:text-properties fo:font-size="14pt" fo:language="zxx" fo:country="none" fo:font-weight="bold" officeooo:rsid="000d1cb9" officeooo:paragraph-rsid="000d1cb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font-size="14pt" fo:language="zxx" fo:country="none" fo:font-weight="normal" officeooo:rsid="000d1cb9" officeooo:paragraph-rsid="000d1cb9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 style:list-style-name="L2">
      <style:text-properties fo:font-size="14pt" fo:language="zxx" fo:country="none" fo:font-weight="normal" officeooo:rsid="000d1cb9" officeooo:paragraph-rsid="000d1cb9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3">
      <style:text-properties fo:font-size="14pt" fo:language="zxx" fo:country="none" fo:font-weight="normal" officeooo:rsid="000d1cb9" officeooo:paragraph-rsid="000d1cb9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font-size="14pt" fo:language="zxx" fo:country="none" fo:font-style="italic" style:text-underline-style="solid" style:text-underline-width="auto" style:text-underline-color="font-color" fo:font-weight="normal" officeooo:rsid="000d1cb9" officeooo:paragraph-rsid="000d1cb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d1cb9" officeooo:paragraph-rsid="000d1cb9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mande prima intercorso Carpentieri</text:p>
      <text:p text:style-name="P2">Turno dispari:</text:p>
      <text:list xml:id="list1629863122" text:style-name="L1">
        <text:list-item>
          <text:p text:style-name="P1">Esercizio sul diagramma di Gantt con algoritmo sjf.</text:p>
        </text:list-item>
        <text:list-item>
          <text:p text:style-name="P1">Algoritmo di Peterson.</text:p>
        </text:list-item>
        <text:list-item>
          <text:p text:style-name="P1">Struttura della tabella delle pagine.</text:p>
        </text:list-item>
      </text:list>
      <text:p text:style-name="P2">Turno pari:</text:p>
      <text:list xml:id="list650138011" text:style-name="L2">
        <text:list-item>
          <text:p text:style-name="P4">Esercizio sul diagramma di Gantt con algoritmo sjf.</text:p>
        </text:list-item>
        <text:list-item>
          <text:p text:style-name="P4">Memoria contigua.</text:p>
        </text:list-item>
        <text:list-item>
          <text:p text:style-name="P4">Monitor.</text:p>
        </text:list-item>
      </text:list>
      <text:p text:style-name="P2">Codice:</text:p>
      <text:list xml:id="list898398779" text:style-name="L3">
        <text:list-item>
          <text:p text:style-name="P5">Un processo crea due figli, aspettandone la terminazione e stampandone i rispettivi pid. Il primo figlio stampa il proprio pid e poi stampa i numeri tra 1 e 5000 inclusi, mentre il secondo figlio stampa per 5000 volte il pid del padre e poi esegue il comando 'ls'.</text:p>
        </text:list-item>
      </text:list>
      <text:p text:style-name="P3"/>
      <text:p text:style-name="P3"/>
      <text:p text:style-name="P6">Algoritmo di Peterson:</text:p>
      <text:p text:style-name="P3"/>
      <text:p text:style-name="P3"/>
      <text:p text:style-name="P6">Struttura della tabella delle pagine:</text:p>
      <text:p text:style-name="P3"/>
      <text:p text:style-name="P3"/>
      <text:p text:style-name="P6">Memoria contigua:</text:p>
      <text:p text:style-name="P3"/>
      <text:p text:style-name="P3"/>
      <text:p text:style-name="P6">Monitor: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1:59:27.386860679</meta:creation-date>
    <dc:date>2023-12-11T12:08:54.824896649</dc:date>
    <meta:editing-duration>PT9M28S</meta:editing-duration>
    <meta:editing-cycles>1</meta:editing-cycles>
    <meta:document-statistic meta:table-count="0" meta:image-count="0" meta:object-count="0" meta:page-count="1" meta:paragraph-count="15" meta:word-count="102" meta:character-count="609" meta:non-whitespace-character-count="529"/>
    <meta:generator>LibreOffice/7.3.7.2$Linux_X86_64 LibreOffice_project/30$Build-2</meta:generator>
  </office:meta>
</office:document-meta>
</file>